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414cm"/>
    </style:style>
    <style:style style:name="co13" style:family="table-column">
      <style:table-column-properties fo:break-before="auto" style:column-width="4.048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7.25cm"/>
    </style:style>
    <style:style style:name="co6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4.683cm"/>
    </style:style>
    <style:style style:name="co16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4.763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752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11.00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6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24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25" style:family="table-cell" style:parent-style-name="Default" style:data-style-name="N0">
      <style:table-cell-properties fo:wrap-option="wrap" fo:border="0.002cm solid #000000" style:vertical-align="top"/>
    </style:style>
    <style:style style:name="ce26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27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28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29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3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30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1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2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3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3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transparent" fo:wrap-option="wrap" style:vertical-align="top"/>
    </style:style>
    <style:style style:name="ce37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automatic"/>
    </style:style>
    <style:style style:name="ce40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4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4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45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6">
      <style:table-cell-properties fo:background-color="transparent" style:vertical-align="automatic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05" style:family="table-cell" style:parent-style-name="Default" style:data-style-name="N0">
      <style:table-cell-properties fo:background-color="#c5d9f1" fo:border="0.002cm solid #000000"/>
    </style:style>
    <style:style style:name="ce106" style:family="table-cell" style:parent-style-name="Default" style:data-style-name="N0">
      <style:table-cell-properties fo:background-color="#f2dcdb" fo:border="0.002cm solid #000000"/>
    </style:style>
    <style:style style:name="ce107" style:family="table-cell" style:parent-style-name="Default" style:data-style-name="N0">
      <style:table-cell-properties fo:background-color="#ebf1de" fo:border="0.002cm solid #000000"/>
    </style:style>
    <style:style style:name="ce108" style:family="table-cell" style:parent-style-name="Default" style:data-style-name="N0">
      <style:table-cell-properties fo:background-color="#e4dfec" fo:border="0.002cm solid #000000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3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4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5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6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7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20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1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02cm solid #000000" fo:border-left="0.071cm solid #000000" fo:border-right="0.002cm solid #000000" fo:border-top="0.071cm solid #000000"/>
    </style:style>
    <style:style style:name="ce74" style:family="table-cell" style:parent-style-name="Default" style:data-style-name="N0">
      <style:table-cell-properties fo:border-bottom="0.002cm solid #000000" fo:background-color="transparent" fo:wrap-option="wrap" fo:border-left="0.071cm solid #000000" fo:border-right="0.002cm solid #000000" fo:border-top="0.002cm solid #000000" style:vertical-align="top"/>
    </style:style>
    <style:style style:name="ce75" style:family="table-cell" style:parent-style-name="Default" style:data-style-name="N0">
      <style:table-cell-properties fo:border-bottom="0.002cm solid #000000" fo:wrap-option="wrap" fo:border-left="0.071cm solid #000000" fo:border-right="0.002cm solid #000000" fo:border-top="none" style:vertical-align="top"/>
    </style:style>
    <style:style style:name="ce76" style:family="table-cell" style:parent-style-name="Default" style:data-style-name="N0">
      <style:table-cell-properties fo:border-bottom="0.002cm solid #000000" fo:background-color="transparent" fo:wrap-option="wrap" fo:border-left="0.071cm solid #000000" fo:border-right="0.002cm solid #000000" fo:border-top="none" style:vertical-align="top"/>
    </style:style>
    <style:style style:name="ce77" style:family="table-cell" style:parent-style-name="Default" style:data-style-name="N0">
      <style:table-cell-properties fo:border-bottom="0.002cm solid #000000" fo:wrap-option="wrap" fo:border-left="0.071cm solid #000000" fo:border-right="0.002cm solid #000000" fo:border-top="0.002cm solid #000000" style:vertical-align="top"/>
    </style:style>
    <style:style style:name="ce78" style:family="table-cell" style:parent-style-name="Default" style:data-style-name="N0">
      <style:table-cell-properties fo:border-bottom="none" fo:wrap-option="wrap" fo:border-left="0.071cm solid #000000" fo:border-right="0.002cm solid #000000" fo:border-top="none" style:vertical-align="top"/>
    </style:style>
    <style:style style:name="ce79" style:family="table-cell" style:parent-style-name="Default" style:data-style-name="N0">
      <style:table-cell-properties fo:border-bottom="none" fo:background-color="transparent" fo:wrap-option="wrap" fo:border-left="0.071cm solid #000000" fo:border-right="0.002cm solid #000000" fo:border-top="0.002cm solid #000000" style:vertical-align="top"/>
    </style:style>
    <style:style style:name="ce80" style:family="table-cell" style:parent-style-name="Default" style:data-style-name="N0">
      <style:table-cell-properties fo:border-bottom="none" fo:background-color="transparent" fo:wrap-option="wrap" fo:border-left="0.071cm solid #000000" fo:border-right="none" fo:border-top="none" style:vertical-align="top"/>
    </style:style>
    <style:style style:name="ce81" style:family="table-cell" style:parent-style-name="Default" style:data-style-name="N0">
      <style:table-cell-properties fo:border-bottom="0.071cm solid #000000" fo:border-left="0.071cm solid #000000" fo:border-right="none" fo:border-top="none"/>
    </style:style>
    <style:style style:name="ce82" style:family="table-cell" style:parent-style-name="Default" style:data-style-name="N0">
      <style:table-cell-properties fo:border-bottom="0.002cm solid #000000" fo:border-left="0.002cm solid #000000" fo:border-right="0.002cm solid #000000" fo:border-top="0.071cm solid #000000"/>
    </style:style>
    <style:style style:name="ce83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84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85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86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87" style:family="table-cell" style:parent-style-name="Default" style:data-style-name="N0">
      <style:table-cell-properties fo:border-bottom="0.071cm solid #000000" fo:border-left="0.002cm solid #000000" fo:border-right="none" fo:border-top="none"/>
    </style:style>
    <style:style style:name="ce88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9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90" style:family="table-cell" style:parent-style-name="Default" style:data-style-name="N0">
      <style:table-cell-properties fo:border-bottom="0.071cm solid #000000" fo:border-left="0.002cm solid #000000" fo:border-right="0.002cm solid #000000" fo:border-top="0.002cm solid #000000"/>
    </style:style>
    <style:style style:name="ce91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92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02cm solid #000000" fo:border-left="0.002cm solid #000000" fo:border-right="0.071cm solid #000000" fo:border-top="0.071cm solid #000000"/>
    </style:style>
    <style:style style:name="ce94" style:family="table-cell" style:parent-style-name="Default" style:data-style-name="N106">
      <style:table-cell-properties fo:border-bottom="0.002cm solid #000000" style:text-align-source="fix" style:repeat-content="false" fo:background-color="transparent" fo:wrap-option="wrap" fo:border-left="0.002cm solid #000000" fo:border-right="0.071cm solid #000000" fo:border-top="0.002cm solid #000000" style:vertical-align="top"/>
      <style:paragraph-properties fo:text-align="start" fo:margin-left="0cm"/>
    </style:style>
    <style:style style:name="ce95" style:family="table-cell" style:parent-style-name="Default" style:data-style-name="N106">
      <style:table-cell-properties fo:border-bottom="0.002cm solid #000000" style:text-align-source="fix" style:repeat-content="false" fo:wrap-option="wrap" fo:border-left="0.002cm solid #000000" fo:border-right="0.071cm solid #000000" fo:border-top="0.002cm solid #000000" style:vertical-align="top"/>
      <style:paragraph-properties fo:text-align="start" fo:margin-left="0cm"/>
    </style:style>
    <style:style style:name="ce96" style:family="table-cell" style:parent-style-name="Default" style:data-style-name="N0">
      <style:table-cell-properties fo:border-bottom="0.002cm solid #000000" fo:wrap-option="wrap" fo:border-left="0.002cm solid #000000" fo:border-right="0.071cm solid #000000" fo:border-top="0.002cm solid #000000" style:vertical-align="top"/>
    </style:style>
    <style:style style:name="ce97" style:family="table-cell" style:parent-style-name="Default" style:data-style-name="N0">
      <style:table-cell-properties fo:border-bottom="0.071cm solid #000000" fo:border-left="0.002cm solid #000000" fo:border-right="0.071cm solid #000000" fo:border-top="0.002cm solid #000000"/>
    </style:style>
    <style:style style:name="ce98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27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29" style:family="table-cell" style:parent-style-name="Default" style:data-style-name="N2">
      <style:table-cell-properties fo:background-color="transparent" fo:border="0.002cm solid #000000"/>
    </style:style>
    <style:style style:name="ce130" style:family="table-cell" style:parent-style-name="Default" style:data-style-name="N2">
      <style:table-cell-properties fo:background-color="transparent" fo:border="0.002cm solid #000000" style:vertical-align="automatic"/>
    </style:style>
    <style:style style:name="ce131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32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34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35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f2f2f2" fo:border="0.002cm solid #000000"/>
    </style:style>
    <style:style style:name="ce137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39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40" style:family="table-cell" style:parent-style-name="Default" style:data-style-name="N0">
      <style:table-cell-properties fo:border-bottom="0.002cm solid #000000" fo:background-color="#d9d9d9" fo:border-left="0.071cm solid #000000" fo:border-right="0.002cm solid #000000" fo:border-top="0.071cm solid #000000"/>
      <style:text-properties fo:font-weight="bold" style:font-weight-asian="bold" style:font-weight-complex="bold"/>
    </style:style>
    <style:style style:name="ce141" style:family="table-cell" style:parent-style-name="Default" style:data-style-name="N1">
      <style:table-cell-properties fo:border-bottom="0.002cm solid #000000" fo:background-color="#f2f2f2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02cm solid #000000" fo:background-color="#d9d9d9" fo:border-left="0.002cm solid #000000" fo:border-right="0.071cm solid #000000" fo:border-top="0.071cm solid #000000"/>
      <style:text-properties fo:font-weight="bold" style:font-weight-asian="bold" style:font-weight-complex="bold"/>
    </style:style>
    <style:style style:name="ce143" style:family="table-cell" style:parent-style-name="Default" style:data-style-name="N1">
      <style:table-cell-properties fo:border-bottom="0.002cm solid #000000" fo:background-color="#f2f2f2" style:text-align-source="fix" style:repeat-content="false" fo:border-left="0.002cm solid #000000" fo:border-right="0.071cm solid #000000" fo:border-top="0.002cm solid #000000" style:vertical-align="automatic"/>
      <style:paragraph-properties fo:text-align="center"/>
    </style:style>
    <style:style style:name="ce14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</style:style>
    <style:style style:name="ce145" style:family="table-cell" style:parent-style-name="Default" style:data-style-name="N1">
      <style:table-cell-properties fo:border-bottom="0.002cm solid #000000" fo:background-color="#ffffff" style:text-align-source="fix" style:repeat-content="false" fo:border-left="0.071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1">
      <style:table-cell-properties fo:border-bottom="0.002cm solid #000000" fo:background-color="#c5d9f1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147" style:family="table-cell" style:parent-style-name="Default" style:data-style-name="N1">
      <style:table-cell-properties fo:border-bottom="0.071cm solid #000000" fo:background-color="#c5d9f1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148" style:family="table-cell" style:parent-style-name="Default" style:data-style-name="N1">
      <style:table-cell-properties fo:border-bottom="0.002cm solid #000000" fo:background-color="#f2dcdb" style:text-align-source="fix" style:repeat-content="false" fo:border-left="0.002cm solid #000000" fo:border-right="0.071cm solid #000000" fo:border-top="0.002cm solid #000000" style:vertical-align="automatic"/>
      <style:paragraph-properties fo:text-align="center"/>
    </style:style>
    <style:style style:name="ce149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50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number-columns-repeated="3" table:default-cell-style-name="ce1"/>
        <table:table-column table:style-name="co21" table:default-cell-style-name="ce1"/>
        <table:table-column table:style-name="co1" table:number-columns-repeated="980" table:default-cell-style-name="ce1"/>
        <table:table-row table:style-name="ro5">
          <table:table-cell table:style-name="ce43" office:value-type="string" table:number-columns-spanned="2" table:number-rows-spanned="1">
            <text:p>Sprint 2</text:p>
          </table:table-cell>
          <table:covered-table-cell/>
          <table:table-cell table:style-name="ce43" table:number-columns-repeated="3"/>
          <table:table-cell table:number-columns-repeated="1019"/>
        </table:table-row>
        <table:table-row table:style-name="ro5">
          <table:table-cell table:style-name="ce43" office:value-type="string" table:number-columns-spanned="2" table:number-rows-spanned="1">
            <text:p>Semaine 5 nov au 11 nov 2012</text:p>
          </table:table-cell>
          <table:covered-table-cell/>
          <table:table-cell table:style-name="ce43" table:number-columns-repeated="3"/>
          <table:table-cell table:number-columns-repeated="1019"/>
        </table:table-row>
        <table:table-row table:style-name="ro6">
          <table:table-cell>
            <draw:frame table:end-cell-address="S2_5_nov_2012.G4" table:end-x="0.361cm" table:end-y="0.411cm" draw:z-index="0" draw:name="Graphique 1" draw:style-name="gr1" svg:width="18.785cm" svg:height="11.165cm" svg:x="0.159cm" svg:y="0.21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5"/>
          <table:table-cell table:style-name="ce44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44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44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44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44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44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44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3"/>
          <table:table-cell table:style-name="ce4" table:number-columns-repeated="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style-name="ce43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5">
          <table:table-cell table:style-name="ce73" office:value-type="string">
            <text:p>Tâche #</text:p>
          </table:table-cell>
          <table:table-cell table:style-name="ce82" office:value-type="string">
            <text:p>Description de la tâche</text:p>
          </table:table-cell>
          <table:table-cell table:style-name="ce82" office:value-type="string">
            <text:p>Poids</text:p>
          </table:table-cell>
          <table:table-cell table:style-name="ce82" office:value-type="string">
            <text:p>Date Prévu</text:p>
          </table:table-cell>
          <table:table-cell table:style-name="ce93" office:value-type="string">
            <text:p>Date de complétion</text:p>
          </table:table-cell>
          <table:table-cell table:style-name="ce98" office:value-type="string">
            <text:p>Alexandre</text:p>
          </table:table-cell>
          <table:table-cell table:style-name="ce100" office:value-type="string">
            <text:p>Ralph</text:p>
          </table:table-cell>
          <table:table-cell table:style-name="ce101" office:value-type="string">
            <text:p>Roosevelt</text:p>
          </table:table-cell>
          <table:table-cell table:style-name="ce102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125" office:value-type="string">
            <text:p>Total des heures Semaine 2</text:p>
          </table:table-cell>
          <table:table-cell table:style-name="ce128" office:value-type="string">
            <text:p>Total semaine 1</text:p>
          </table:table-cell>
          <table:table-cell table:style-name="ce128" office:value-type="string">
            <text:p>Grand Total des heures</text:p>
          </table:table-cell>
          <table:table-cell table:style-name="ce128" office:value-type="string">
            <text:p>Heures Planifiés</text:p>
          </table:table-cell>
          <table:table-cell table:style-name="ce14"/>
          <table:table-cell table:style-name="ce135" office:value-type="string">
            <text:p>Jour</text:p>
          </table:table-cell>
          <table:table-cell table:style-name="ce137" office:value-type="string">
            <text:p>Date</text:p>
          </table:table-cell>
          <table:table-cell table:style-name="ce140" office:value-type="string">
            <text:p>Pointage Planifié</text:p>
          </table:table-cell>
          <table:table-cell table:style-name="ce142" office:value-type="string">
            <text:p>Pointage fait</text:p>
          </table:table-cell>
          <table:table-cell table:style-name="ce140" office:value-type="string">
            <text:p>Pointage planifié</text:p>
          </table:table-cell>
          <table:table-cell table:style-name="ce142" office:value-type="string">
            <text:p>Pointage à faire</text:p>
          </table:table-cell>
          <table:table-cell/>
          <table:table-cell table:style-name="ce14"/>
          <table:table-cell table:style-name="ce149" office:value-type="string">
            <text:p>Alexandre</text:p>
          </table:table-cell>
          <table:table-cell table:style-name="ce149" office:value-type="string">
            <text:p>Ralph</text:p>
          </table:table-cell>
          <table:table-cell table:style-name="ce149" office:value-type="string">
            <text:p>Roosvelt</text:p>
          </table:table-cell>
          <table:table-cell table:style-name="ce149" office:value-type="string">
            <text:p>Sophie</text:p>
          </table:table-cell>
          <table:table-cell table:number-columns-repeated="974"/>
        </table:table-row>
        <table:table-row table:style-name="ro7">
          <table:table-cell table:style-name="ce74" office:value-type="float" office:value="24">
            <text:p>24</text:p>
          </table:table-cell>
          <table:table-cell table:style-name="ce83" office:value-type="string">
            <text:p>Document Sprint 2</text:p>
          </table:table-cell>
          <table:table-cell table:style-name="ce88" office:value-type="float" office:value="5">
            <text:p>5</text:p>
          </table:table-cell>
          <table:table-cell table:style-name="ce91" office:value-type="date" office:date-value="2012-10-29">
            <text:p>29-oct.-12</text:p>
          </table:table-cell>
          <table:table-cell table:style-name="ce94" office:value-type="date" office:date-value="2012-10-29">
            <text:p>29-oct.-12</text:p>
          </table:table-cell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8:.AG8])" office:value-type="float" office:value="0">
            <text:p>0,00</text:p>
          </table:table-cell>
          <table:table-cell table:style-name="ce129" table:formula="of:=[S2_29_oct_2012.AE5]" office:value-type="float" office:value="1.5">
            <text:p>1,50</text:p>
          </table:table-cell>
          <table:table-cell table:style-name="ce131" table:formula="of:=SUM([.AH8:.AI8])" office:value-type="float" office:value="1.5">
            <text:p>1,50</text:p>
          </table:table-cell>
          <table:table-cell table:style-name="ce133" office:value-type="float" office:value="2">
            <text:p>2,00</text:p>
          </table:table-cell>
          <table:table-cell table:style-name="ce14"/>
          <table:table-cell table:style-name="ce136" office:value-type="float" office:value="0">
            <text:p>0</text:p>
          </table:table-cell>
          <table:table-cell table:style-name="ce138"/>
          <table:table-cell table:style-name="ce141"/>
          <table:table-cell table:style-name="ce143"/>
          <table:table-cell table:style-name="ce145" table:formula="of:=SUM([.C8:.C23])" office:value-type="float" office:value="200">
            <text:p>200</text:p>
          </table:table-cell>
          <table:table-cell table:style-name="ce148" table:formula="of:=[.AQ8]" office:value-type="float" office:value="200">
            <text:p>200</text:p>
          </table:table-cell>
          <table:table-cell/>
          <table:table-cell table:style-name="ce14"/>
          <table:table-cell table:style-name="ce150" table:formula="of:=SUM([S2_29_oct_2012.C21];[S2_29_oct_2012.G21];[S2_29_oct_2012.K21];[S2_29_oct_2012.O21];[S2_29_oct_2012.S21];[S2_29_oct_2012.W21];[S2_29_oct_2012.AA21];[.AD24];[.Z24];[.V24];[.R24];[.N24];[.J24];[.F24])" office:value-type="float" office:value="16.5">
            <text:p>16,50</text:p>
          </table:table-cell>
          <table:table-cell table:style-name="ce150" table:formula="of:=SUM([S2_29_oct_2012.D21];[S2_29_oct_2012.H21];[S2_29_oct_2012.L21];[S2_29_oct_2012.P21];[S2_29_oct_2012.T21];[S2_29_oct_2012.X21];[S2_29_oct_2012.AB21];[.AE24];[.AA24];[.W24];[.S24];[.O24];[.K24];[.G24])" office:value-type="float" office:value="14.25">
            <text:p>14,25</text:p>
          </table:table-cell>
          <table:table-cell table:style-name="ce150" table:formula="of:=SUM([S2_29_oct_2012.E21];[S2_29_oct_2012.I21];[S2_29_oct_2012.M21];[S2_29_oct_2012.Q21];[S2_29_oct_2012.U21];[S2_29_oct_2012.Y21];[S2_29_oct_2012.AC21];[.AF24];[.AB24];[.X24];[.T24];[.P24];[.L24];[.H24])" office:value-type="float" office:value="9">
            <text:p>9,00</text:p>
          </table:table-cell>
          <table:table-cell table:style-name="ce150" table:formula="of:=SUM([S2_29_oct_2012.F21];[S2_29_oct_2012.J21];[S2_29_oct_2012.N21];[S2_29_oct_2012.R21];[S2_29_oct_2012.V21];[S2_29_oct_2012.Z21];[S2_29_oct_2012.AD21];[.AG24];[.AC24];[.Y24];[.U24];[.Q24];[.M24];[.I24])" office:value-type="float" office:value="6">
            <text:p>6,00</text:p>
          </table:table-cell>
          <table:table-cell table:number-columns-repeated="974"/>
        </table:table-row>
        <table:table-row table:style-name="ro7">
          <table:table-cell table:style-name="ce75" office:value-type="float" office:value="30">
            <text:p>30</text:p>
          </table:table-cell>
          <table:table-cell table:style-name="ce84" office:value-type="string">
            <text:p>Scrum 29 octobre 2012</text:p>
          </table:table-cell>
          <table:table-cell table:style-name="ce89" office:value-type="float" office:value="5">
            <text:p>5</text:p>
          </table:table-cell>
          <table:table-cell table:style-name="ce91" office:value-type="date" office:date-value="2012-10-29">
            <text:p>29-oct.-12</text:p>
          </table:table-cell>
          <table:table-cell table:style-name="ce95" office:value-type="date" office:date-value="2012-10-29">
            <text:p>29-oct.-12</text:p>
          </table:table-cell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9:.AG9])" office:value-type="float" office:value="0">
            <text:p>0,00</text:p>
          </table:table-cell>
          <table:table-cell table:style-name="ce129" table:formula="of:=[S2_29_oct_2012.AE6]" office:value-type="float" office:value="12">
            <text:p>12,00</text:p>
          </table:table-cell>
          <table:table-cell table:style-name="ce131" table:formula="of:=SUM([.AH9:.AI9])" office:value-type="float" office:value="12">
            <text:p>12,00</text:p>
          </table:table-cell>
          <table:table-cell table:style-name="ce134" office:value-type="float" office:value="12">
            <text:p>12,00</text:p>
          </table:table-cell>
          <table:table-cell table:style-name="ce14"/>
          <table:table-cell table:style-name="ce136" office:value-type="float" office:value="1">
            <text:p>1</text:p>
          </table:table-cell>
          <table:table-cell table:style-name="ce139" office:value-type="date" office:date-value="2012-10-29">
            <text:p>29-oct.-12</text:p>
          </table:table-cell>
          <table:table-cell table:style-name="ce141" table:formula="of:=SUMIF([.D8:.D23];[.AN9];[.C8:.C23])" office:value-type="float" office:value="15">
            <text:p>15</text:p>
          </table:table-cell>
          <table:table-cell table:style-name="ce144" table:formula="of:=IF([.AN9]&lt;=NOW();SUMIF([.E8:.E23];[.AN9];[.C8:.C23]);&quot;&quot;)" office:value-type="float" office:value="15">
            <text:p>15</text:p>
          </table:table-cell>
          <table:table-cell table:style-name="ce146" table:formula="of:=[.AQ8]-[.AO9]" office:value-type="float" office:value="185">
            <text:p>185</text:p>
          </table:table-cell>
          <table:table-cell table:style-name="ce148" table:formula="of:=IF([.AP9]&lt;&gt;&quot;&quot;;[.AR8]-[.AP9];&quot;&quot;)" office:value-type="float" office:value="185">
            <text:p>185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5" office:value-type="float" office:value="33">
            <text:p>33</text:p>
          </table:table-cell>
          <table:table-cell table:style-name="ce84" office:value-type="string">
            <text:p>Envoyer sprint 1</text:p>
          </table:table-cell>
          <table:table-cell table:style-name="ce89" office:value-type="float" office:value="5">
            <text:p>5</text:p>
          </table:table-cell>
          <table:table-cell table:style-name="ce92" office:value-type="date" office:date-value="2012-10-29">
            <text:p>29-oct.-12</text:p>
          </table:table-cell>
          <table:table-cell table:style-name="ce95" office:value-type="date" office:date-value="2012-10-29">
            <text:p>29-oct.-12</text:p>
          </table:table-cell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0:.AG10])" office:value-type="float" office:value="0">
            <text:p>0,00</text:p>
          </table:table-cell>
          <table:table-cell table:style-name="ce129" table:formula="of:=[S2_29_oct_2012.AE7]" office:value-type="float" office:value="1">
            <text:p>1,00</text:p>
          </table:table-cell>
          <table:table-cell table:style-name="ce131" table:formula="of:=SUM([.AH10:.AI10])" office:value-type="float" office:value="1">
            <text:p>1,00</text:p>
          </table:table-cell>
          <table:table-cell table:style-name="ce134" office:value-type="float" office:value="1">
            <text:p>1,00</text:p>
          </table:table-cell>
          <table:table-cell table:style-name="ce14"/>
          <table:table-cell table:style-name="ce136" office:value-type="float" office:value="2">
            <text:p>2</text:p>
          </table:table-cell>
          <table:table-cell table:style-name="ce139" office:value-type="date" office:date-value="2012-10-30">
            <text:p>30-oct.-12</text:p>
          </table:table-cell>
          <table:table-cell table:style-name="ce141" table:formula="of:=SUMIF([.D8:.D23];[.AN10];[.C8:.C23])" office:value-type="float" office:value="15">
            <text:p>15</text:p>
          </table:table-cell>
          <table:table-cell table:style-name="ce144" table:formula="of:=IF([.AN10]&lt;=NOW();SUMIF([.E8:.E23];[.AN10];[.C8:.C23]);&quot;&quot;)" office:value-type="float" office:value="5">
            <text:p>5</text:p>
          </table:table-cell>
          <table:table-cell table:style-name="ce146" table:formula="of:=[.AQ9]-[.AO10]" office:value-type="float" office:value="170">
            <text:p>170</text:p>
          </table:table-cell>
          <table:table-cell table:style-name="ce148" table:formula="of:=IF([.AP10]&lt;&gt;&quot;&quot;;[.AR9]-[.AP10];&quot;&quot;)" office:value-type="float" office:value="180">
            <text:p>180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4" office:value-type="float" office:value="27">
            <text:p>27</text:p>
          </table:table-cell>
          <table:table-cell table:style-name="ce83" office:value-type="string">
            <text:p>Courriel Serveur Production</text:p>
          </table:table-cell>
          <table:table-cell table:style-name="ce88" office:value-type="float" office:value="5">
            <text:p>5</text:p>
          </table:table-cell>
          <table:table-cell table:style-name="ce91" office:value-type="date" office:date-value="2012-10-30">
            <text:p>30-oct.-12</text:p>
          </table:table-cell>
          <table:table-cell table:style-name="ce94" office:value-type="date" office:date-value="2012-11-01">
            <text:p>01-nov.-12</text:p>
          </table:table-cell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1:.AG11])" office:value-type="float" office:value="0">
            <text:p>0,00</text:p>
          </table:table-cell>
          <table:table-cell table:style-name="ce129" table:formula="of:=[S2_29_oct_2012.AE8]" office:value-type="float" office:value="0">
            <text:p>0,00</text:p>
          </table:table-cell>
          <table:table-cell table:style-name="ce131" table:formula="of:=SUM([.AH11:.AI11])" office:value-type="float" office:value="0">
            <text:p>0,00</text:p>
          </table:table-cell>
          <table:table-cell table:style-name="ce133" office:value-type="float" office:value="0.5">
            <text:p>0,50</text:p>
          </table:table-cell>
          <table:table-cell table:style-name="ce14"/>
          <table:table-cell table:style-name="ce136" office:value-type="float" office:value="3">
            <text:p>3</text:p>
          </table:table-cell>
          <table:table-cell table:style-name="ce139" office:value-type="date" office:date-value="2012-10-31">
            <text:p>31-oct.-12</text:p>
          </table:table-cell>
          <table:table-cell table:style-name="ce141" table:formula="of:=SUMIF([.D8:.D23];[.AN11];[.C8:.C23])" office:value-type="float" office:value="25">
            <text:p>25</text:p>
          </table:table-cell>
          <table:table-cell table:style-name="ce144" table:formula="of:=IF([.AN11]&lt;=NOW();SUMIF([.E8:.E23];[.AN11];[.C8:.C23]);&quot;&quot;)" office:value-type="float" office:value="0">
            <text:p>0</text:p>
          </table:table-cell>
          <table:table-cell table:style-name="ce146" table:formula="of:=[.AQ10]-[.AO11]" office:value-type="float" office:value="145">
            <text:p>145</text:p>
          </table:table-cell>
          <table:table-cell table:style-name="ce148" table:formula="of:=IF([.AP11]&lt;&gt;&quot;&quot;;[.AR10]-[.AP11];&quot;&quot;)" office:value-type="float" office:value="180">
            <text:p>180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6" office:value-type="float" office:value="28">
            <text:p>28</text:p>
          </table:table-cell>
          <table:table-cell table:style-name="ce85" office:value-type="string">
            <text:p>Courriel Licence Applicatio</text:p>
          </table:table-cell>
          <table:table-cell table:style-name="ce89" office:value-type="float" office:value="5">
            <text:p>5</text:p>
          </table:table-cell>
          <table:table-cell table:style-name="ce91" office:value-type="date" office:date-value="2012-10-30">
            <text:p>30-oct.-12</text:p>
          </table:table-cell>
          <table:table-cell table:style-name="ce95" office:value-type="date" office:date-value="2012-11-01">
            <text:p>01-nov.-12</text:p>
          </table:table-cell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2:.AG12])" office:value-type="float" office:value="0">
            <text:p>0,00</text:p>
          </table:table-cell>
          <table:table-cell table:style-name="ce129" table:formula="of:=[S2_29_oct_2012.AE9]" office:value-type="float" office:value="0">
            <text:p>0,00</text:p>
          </table:table-cell>
          <table:table-cell table:style-name="ce131" table:formula="of:=SUM([.AH12:.AI12])" office:value-type="float" office:value="0">
            <text:p>0,00</text:p>
          </table:table-cell>
          <table:table-cell table:style-name="ce134" office:value-type="float" office:value="0.5">
            <text:p>0,50</text:p>
          </table:table-cell>
          <table:table-cell table:style-name="ce14"/>
          <table:table-cell table:style-name="ce136" office:value-type="float" office:value="4">
            <text:p>4</text:p>
          </table:table-cell>
          <table:table-cell table:style-name="ce139" office:value-type="date" office:date-value="2012-11-01">
            <text:p>01-nov.-12</text:p>
          </table:table-cell>
          <table:table-cell table:style-name="ce141" table:formula="of:=SUMIF([.D8:.D23];[.AN12];[.C8:.C23])" office:value-type="float" office:value="0">
            <text:p>0</text:p>
          </table:table-cell>
          <table:table-cell table:style-name="ce144" table:formula="of:=IF([.AN12]&lt;=NOW();SUMIF([.E8:.E23];[.AN12];[.C8:.C23]);&quot;&quot;)" office:value-type="float" office:value="10">
            <text:p>10</text:p>
          </table:table-cell>
          <table:table-cell table:style-name="ce146" table:formula="of:=[.AQ11]-[.AO12]" office:value-type="float" office:value="145">
            <text:p>145</text:p>
          </table:table-cell>
          <table:table-cell table:style-name="ce148" table:formula="of:=IF([.AP12]&lt;&gt;&quot;&quot;;[.AR11]-[.AP12];&quot;&quot;)" office:value-type="float" office:value="170">
            <text:p>170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6" office:value-type="float" office:value="29">
            <text:p>29</text:p>
          </table:table-cell>
          <table:table-cell table:style-name="ce85" office:value-type="string">
            <text:p>Communiquer avec les chinois</text:p>
          </table:table-cell>
          <table:table-cell table:style-name="ce89" office:value-type="float" office:value="5">
            <text:p>5</text:p>
          </table:table-cell>
          <table:table-cell table:style-name="ce91" office:value-type="date" office:date-value="2012-10-30">
            <text:p>30-oct.-12</text:p>
          </table:table-cell>
          <table:table-cell table:style-name="ce95" office:value-type="date" office:date-value="2012-10-30">
            <text:p>30-oct.-12</text:p>
          </table:table-cell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3:.AG13])" office:value-type="float" office:value="0">
            <text:p>0,00</text:p>
          </table:table-cell>
          <table:table-cell table:style-name="ce129" table:formula="of:=[S2_29_oct_2012.AE10]" office:value-type="float" office:value="0.5">
            <text:p>0,50</text:p>
          </table:table-cell>
          <table:table-cell table:style-name="ce131" table:formula="of:=SUM([.AH13:.AI13])" office:value-type="float" office:value="0.5">
            <text:p>0,50</text:p>
          </table:table-cell>
          <table:table-cell table:style-name="ce134" office:value-type="float" office:value="0.5">
            <text:p>0,50</text:p>
          </table:table-cell>
          <table:table-cell table:style-name="ce14"/>
          <table:table-cell table:style-name="ce136" office:value-type="float" office:value="5">
            <text:p>5</text:p>
          </table:table-cell>
          <table:table-cell table:style-name="ce139" office:value-type="date" office:date-value="2012-11-02">
            <text:p>02-nov.-12</text:p>
          </table:table-cell>
          <table:table-cell table:style-name="ce141" table:formula="of:=SUMIF([.D8:.D23];[.AN13];[.C8:.C23])" office:value-type="float" office:value="65">
            <text:p>65</text:p>
          </table:table-cell>
          <table:table-cell table:style-name="ce144" table:formula="of:=IF([.AN13]&lt;=NOW();SUMIF([.E8:.E23];[.AN13];[.C8:.C23]);&quot;&quot;)" office:value-type="float" office:value="30">
            <text:p>30</text:p>
          </table:table-cell>
          <table:table-cell table:style-name="ce146" table:formula="of:=[.AQ12]-[.AO13]" office:value-type="float" office:value="80">
            <text:p>80</text:p>
          </table:table-cell>
          <table:table-cell table:style-name="ce148" table:formula="of:=IF([.AP13]&lt;&gt;&quot;&quot;;[.AR12]-[.AP13];&quot;&quot;)" office:value-type="float" office:value="140">
            <text:p>140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4" office:value-type="float" office:value="20">
            <text:p>20</text:p>
          </table:table-cell>
          <table:table-cell table:style-name="ce83" office:value-type="string">
            <text:p>Reverse Engineering WEHA</text:p>
          </table:table-cell>
          <table:table-cell table:style-name="ce88" office:value-type="float" office:value="25">
            <text:p>25</text:p>
          </table:table-cell>
          <table:table-cell table:style-name="ce91" office:value-type="date" office:date-value="2012-10-31">
            <text:p>31-oct.-12</text:p>
          </table:table-cell>
          <table:table-cell table:style-name="ce94" office:value-type="date" office:date-value="2012-11-02">
            <text:p>02-nov.-12</text:p>
          </table:table-cell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4:.AG14])" office:value-type="float" office:value="0">
            <text:p>0,00</text:p>
          </table:table-cell>
          <table:table-cell table:style-name="ce129" table:formula="of:=[S2_29_oct_2012.AE11]" office:value-type="float" office:value="5">
            <text:p>5,00</text:p>
          </table:table-cell>
          <table:table-cell table:style-name="ce131" table:formula="of:=SUM([.AH14:.AI14])" office:value-type="float" office:value="5">
            <text:p>5,00</text:p>
          </table:table-cell>
          <table:table-cell table:style-name="ce133" office:value-type="float" office:value="4">
            <text:p>4,00</text:p>
          </table:table-cell>
          <table:table-cell table:style-name="ce14"/>
          <table:table-cell table:style-name="ce136" office:value-type="float" office:value="6">
            <text:p>6</text:p>
          </table:table-cell>
          <table:table-cell table:style-name="ce139" office:value-type="date" office:date-value="2012-11-03">
            <text:p>03-nov.-12</text:p>
          </table:table-cell>
          <table:table-cell table:style-name="ce141" table:formula="of:=SUMIF([.D8:.D23];[.AN14];[.C8:.C23])" office:value-type="float" office:value="0">
            <text:p>0</text:p>
          </table:table-cell>
          <table:table-cell table:style-name="ce144" table:formula="of:=IF([.AN14]&lt;=NOW();SUMIF([.E8:.E23];[.AN14];[.C8:.C23]);&quot;&quot;)" office:value-type="float" office:value="0">
            <text:p>0</text:p>
          </table:table-cell>
          <table:table-cell table:style-name="ce146" table:formula="of:=[.AQ13]-[.AO14]" office:value-type="float" office:value="80">
            <text:p>80</text:p>
          </table:table-cell>
          <table:table-cell table:style-name="ce148" table:formula="of:=IF([.AP14]&lt;&gt;&quot;&quot;;[.AR13]-[.AP14];&quot;&quot;)" office:value-type="float" office:value="140">
            <text:p>140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7" office:value-type="float" office:value="32">
            <text:p>32</text:p>
          </table:table-cell>
          <table:table-cell table:style-name="ce85" office:value-type="string">
            <text:p>Scrum du vendredi 2 novembre</text:p>
          </table:table-cell>
          <table:table-cell table:style-name="ce89" office:value-type="float" office:value="5">
            <text:p>5</text:p>
          </table:table-cell>
          <table:table-cell table:style-name="ce92" office:value-type="date" office:date-value="2012-11-02">
            <text:p>02-nov.-12</text:p>
          </table:table-cell>
          <table:table-cell table:style-name="ce95" office:value-type="date" office:date-value="2012-11-02">
            <text:p>02-nov.-12</text:p>
          </table:table-cell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5:.AG15])" office:value-type="float" office:value="0">
            <text:p>0,00</text:p>
          </table:table-cell>
          <table:table-cell table:style-name="ce129" table:formula="of:=[S2_29_oct_2012.AE12]" office:value-type="float" office:value="4">
            <text:p>4,00</text:p>
          </table:table-cell>
          <table:table-cell table:style-name="ce131" table:formula="of:=SUM([.AH15:.AI15])" office:value-type="float" office:value="4">
            <text:p>4,00</text:p>
          </table:table-cell>
          <table:table-cell table:style-name="ce134" office:value-type="float" office:value="4">
            <text:p>4,00</text:p>
          </table:table-cell>
          <table:table-cell table:style-name="ce14"/>
          <table:table-cell table:style-name="ce136" office:value-type="float" office:value="7">
            <text:p>7</text:p>
          </table:table-cell>
          <table:table-cell table:style-name="ce139" office:value-type="date" office:date-value="2012-11-04">
            <text:p>04-nov.-12</text:p>
          </table:table-cell>
          <table:table-cell table:style-name="ce141" table:formula="of:=SUMIF([.D8:.D23];[.AN15];[.C8:.C23])" office:value-type="float" office:value="0">
            <text:p>0</text:p>
          </table:table-cell>
          <table:table-cell table:style-name="ce144" table:formula="of:=IF([.AN15]&lt;=NOW();SUMIF([.E8:.E23];[.AN15];[.C8:.C23]);&quot;&quot;)" office:value-type="float" office:value="0">
            <text:p>0</text:p>
          </table:table-cell>
          <table:table-cell table:style-name="ce146" table:formula="of:=[.AQ14]-[.AO15]" office:value-type="float" office:value="80">
            <text:p>80</text:p>
          </table:table-cell>
          <table:table-cell table:style-name="ce148" table:formula="of:=IF([.AP15]&lt;&gt;&quot;&quot;;[.AR14]-[.AP15];&quot;&quot;)" office:value-type="float" office:value="140">
            <text:p>140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6" office:value-type="float" office:value="21">
            <text:p>21</text:p>
          </table:table-cell>
          <table:table-cell table:style-name="ce83" office:value-type="string">
            <text:p>Spécification de l'API principale du programme</text:p>
          </table:table-cell>
          <table:table-cell table:style-name="ce88" office:value-type="float" office:value="60">
            <text:p>60</text:p>
          </table:table-cell>
          <table:table-cell table:style-name="ce91" office:value-type="date" office:date-value="2012-11-02">
            <text:p>02-nov.-12</text:p>
          </table:table-cell>
          <table:table-cell table:style-name="ce94"/>
          <table:table-cell table:style-name="ce98"/>
          <table:table-cell table:style-name="ce100" office:value-type="float" office:value="3">
            <text:p>3</text:p>
          </table:table-cell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 office:value-type="float" office:value="0.5">
            <text:p>0,5</text:p>
          </table:table-cell>
          <table:table-cell table:style-name="ce101"/>
          <table:table-cell table:style-name="ce124"/>
          <table:table-cell table:style-name="ce126" table:formula="of:=SUM([.F16:.AG16])" office:value-type="float" office:value="3.5">
            <text:p>3,50</text:p>
          </table:table-cell>
          <table:table-cell table:style-name="ce129" table:formula="of:=[S2_29_oct_2012.AE13]" office:value-type="float" office:value="3.25">
            <text:p>3,25</text:p>
          </table:table-cell>
          <table:table-cell table:style-name="ce131" table:formula="of:=SUM([.AH16:.AI16])" office:value-type="float" office:value="6.75">
            <text:p>6,75</text:p>
          </table:table-cell>
          <table:table-cell table:style-name="ce133" office:value-type="float" office:value="10">
            <text:p>10,00</text:p>
          </table:table-cell>
          <table:table-cell table:style-name="ce14"/>
          <table:table-cell table:style-name="ce136" office:value-type="float" office:value="8">
            <text:p>8</text:p>
          </table:table-cell>
          <table:table-cell table:style-name="ce139" office:value-type="date" office:date-value="2012-11-05">
            <text:p>05-nov.-12</text:p>
          </table:table-cell>
          <table:table-cell table:style-name="ce141" table:formula="of:=SUMIF([.D8:.D23];[.AN16];[.C8:.C23])" office:value-type="float" office:value="5">
            <text:p>5</text:p>
          </table:table-cell>
          <table:table-cell table:style-name="ce144" table:formula="of:=IF([.AN16]&lt;=NOW();SUMIF([.E8:.E23];[.AN16];[.C8:.C23]);&quot;&quot;)" office:value-type="float" office:value="5">
            <text:p>5</text:p>
          </table:table-cell>
          <table:table-cell table:style-name="ce146" table:formula="of:=[.AQ15]-[.AO16]" office:value-type="float" office:value="75">
            <text:p>75</text:p>
          </table:table-cell>
          <table:table-cell table:style-name="ce148" table:formula="of:=IF([.AP16]&lt;&gt;&quot;&quot;;[.AR15]-[.AP16];&quot;&quot;)" office:value-type="float" office:value="135">
            <text:p>135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86" office:value-type="string">
            <text:p>Scrum du 5 novembre 2012</text:p>
          </table:table-cell>
          <table:table-cell table:style-name="ce89" office:value-type="float" office:value="5">
            <text:p>5</text:p>
          </table:table-cell>
          <table:table-cell table:style-name="ce91" office:value-type="date" office:date-value="2012-11-05">
            <text:p>05-nov.-12</text:p>
          </table:table-cell>
          <table:table-cell table:style-name="ce95" office:value-type="date" office:date-value="2012-11-05">
            <text:p>05-nov.-12</text:p>
          </table:table-cell>
          <table:table-cell table:style-name="ce98" office:value-type="float" office:value="2">
            <text:p>2</text:p>
          </table:table-cell>
          <table:table-cell table:style-name="ce100" office:value-type="float" office:value="2">
            <text:p>2</text:p>
          </table:table-cell>
          <table:table-cell table:style-name="ce101" office:value-type="float" office:value="2">
            <text:p>2</text:p>
          </table:table-cell>
          <table:table-cell table:style-name="ce102" office:value-type="float" office:value="2">
            <text:p>2</text:p>
          </table:table-cell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7:.AG17])" office:value-type="float" office:value="8">
            <text:p>8,00</text:p>
          </table:table-cell>
          <table:table-cell table:style-name="ce129" table:formula="of:=[S2_29_oct_2012.AE14]" office:value-type="float" office:value="0">
            <text:p>0,00</text:p>
          </table:table-cell>
          <table:table-cell table:style-name="ce131" table:formula="of:=SUM([.AH17:.AI17])" office:value-type="float" office:value="8">
            <text:p>8,00</text:p>
          </table:table-cell>
          <table:table-cell table:style-name="ce134" office:value-type="float" office:value="12">
            <text:p>12,00</text:p>
          </table:table-cell>
          <table:table-cell table:style-name="ce14"/>
          <table:table-cell table:style-name="ce136" office:value-type="float" office:value="9">
            <text:p>9</text:p>
          </table:table-cell>
          <table:table-cell table:style-name="ce139" office:value-type="date" office:date-value="2012-11-06">
            <text:p>06-nov.-12</text:p>
          </table:table-cell>
          <table:table-cell table:style-name="ce141" table:formula="of:=SUMIF([.D8:.D23];[.AN17];[.C8:.C23])" office:value-type="float" office:value="0">
            <text:p>0</text:p>
          </table:table-cell>
          <table:table-cell table:style-name="ce144" table:formula="of:=IF([.AN17]&lt;=NOW();SUMIF([.E8:.E23];[.AN17];[.C8:.C23]);&quot;&quot;)" office:value-type="float" office:value="0">
            <text:p>0</text:p>
          </table:table-cell>
          <table:table-cell table:style-name="ce146" table:formula="of:=[.AQ16]-[.AO17]" office:value-type="float" office:value="75">
            <text:p>75</text:p>
          </table:table-cell>
          <table:table-cell table:style-name="ce148" table:formula="of:=IF([.AP17]&lt;&gt;&quot;&quot;;[.AR16]-[.AP17];&quot;&quot;)" office:value-type="float" office:value="135">
            <text:p>135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4" office:value-type="float" office:value="25">
            <text:p>25</text:p>
          </table:table-cell>
          <table:table-cell table:style-name="ce83" office:value-type="string">
            <text:p>Complété le code WEHA</text:p>
          </table:table-cell>
          <table:table-cell table:style-name="ce88" office:value-type="float" office:value="20">
            <text:p>20</text:p>
          </table:table-cell>
          <table:table-cell table:style-name="ce91" office:value-type="date" office:date-value="2012-11-08">
            <text:p>08-nov.-12</text:p>
          </table:table-cell>
          <table:table-cell table:style-name="ce94"/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8:.AG18])" office:value-type="float" office:value="0">
            <text:p>0,00</text:p>
          </table:table-cell>
          <table:table-cell table:style-name="ce129" table:formula="of:=[S2_29_oct_2012.AE15]" office:value-type="float" office:value="0">
            <text:p>0,00</text:p>
          </table:table-cell>
          <table:table-cell table:style-name="ce131" table:formula="of:=SUM([.AH18:.AI18])" office:value-type="float" office:value="0">
            <text:p>0,00</text:p>
          </table:table-cell>
          <table:table-cell table:style-name="ce133" office:value-type="float" office:value="6">
            <text:p>6,00</text:p>
          </table:table-cell>
          <table:table-cell table:style-name="ce14"/>
          <table:table-cell table:style-name="ce136" office:value-type="float" office:value="10">
            <text:p>10</text:p>
          </table:table-cell>
          <table:table-cell table:style-name="ce139" office:value-type="date" office:date-value="2012-11-07">
            <text:p>07-nov.-12</text:p>
          </table:table-cell>
          <table:table-cell table:style-name="ce141" table:formula="of:=SUMIF([.D8:.D23];[.AN18];[.C8:.C23])" office:value-type="float" office:value="0">
            <text:p>0</text:p>
          </table:table-cell>
          <table:table-cell table:style-name="ce144" table:formula="of:=IF([.AN18]&lt;=NOW();SUMIF([.E8:.E23];[.AN18];[.C8:.C23]);&quot;&quot;)" office:value-type="float" office:value="0">
            <text:p>0</text:p>
          </table:table-cell>
          <table:table-cell table:style-name="ce146" table:formula="of:=[.AQ17]-[.AO18]" office:value-type="float" office:value="75">
            <text:p>75</text:p>
          </table:table-cell>
          <table:table-cell table:style-name="ce148" table:formula="of:=IF([.AP18]&lt;&gt;&quot;&quot;;[.AR17]-[.AP18];&quot;&quot;)" office:value-type="float" office:value="135">
            <text:p>135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9" office:value-type="float" office:value="26">
            <text:p>26</text:p>
          </table:table-cell>
          <table:table-cell table:style-name="ce86" office:value-type="string">
            <text:p>Planification des tests WEHA</text:p>
          </table:table-cell>
          <table:table-cell table:style-name="ce89" office:value-type="float" office:value="20">
            <text:p>20</text:p>
          </table:table-cell>
          <table:table-cell table:style-name="ce91" office:value-type="date" office:date-value="2012-11-08">
            <text:p>08-nov.-12</text:p>
          </table:table-cell>
          <table:table-cell table:style-name="ce95"/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19:.AG19])" office:value-type="float" office:value="0">
            <text:p>0,00</text:p>
          </table:table-cell>
          <table:table-cell table:style-name="ce129" table:formula="of:=[S2_29_oct_2012.AE16]" office:value-type="float" office:value="2.5">
            <text:p>2,50</text:p>
          </table:table-cell>
          <table:table-cell table:style-name="ce131" table:formula="of:=SUM([.AH19:.AI19])" office:value-type="float" office:value="2.5">
            <text:p>2,50</text:p>
          </table:table-cell>
          <table:table-cell table:style-name="ce134" office:value-type="float" office:value="4">
            <text:p>4,00</text:p>
          </table:table-cell>
          <table:table-cell table:style-name="ce14"/>
          <table:table-cell table:style-name="ce136" office:value-type="float" office:value="11">
            <text:p>11</text:p>
          </table:table-cell>
          <table:table-cell table:style-name="ce139" office:value-type="date" office:date-value="2012-11-08">
            <text:p>08-nov.-12</text:p>
          </table:table-cell>
          <table:table-cell table:style-name="ce141" table:formula="of:=SUMIF([.D8:.D23];[.AN19];[.C8:.C23])" office:value-type="float" office:value="40">
            <text:p>40</text:p>
          </table:table-cell>
          <table:table-cell table:style-name="ce144" table:formula="of:=IF([.AN19]&lt;=NOW();SUMIF([.E8:.E23];[.AN19];[.C8:.C23]);&quot;&quot;)" office:value-type="float" office:value="0">
            <text:p>0</text:p>
          </table:table-cell>
          <table:table-cell table:style-name="ce146" table:formula="of:=[.AQ18]-[.AO19]" office:value-type="float" office:value="35">
            <text:p>35</text:p>
          </table:table-cell>
          <table:table-cell table:style-name="ce148" table:formula="of:=IF([.AP19]&lt;&gt;&quot;&quot;;[.AR18]-[.AP19];&quot;&quot;)" office:value-type="float" office:value="135">
            <text:p>135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4" office:value-type="float" office:value="22">
            <text:p>22</text:p>
          </table:table-cell>
          <table:table-cell table:style-name="ce83" office:value-type="string">
            <text:p>Spécification de du code de l'interface</text:p>
          </table:table-cell>
          <table:table-cell table:style-name="ce88" office:value-type="float" office:value="10">
            <text:p>10</text:p>
          </table:table-cell>
          <table:table-cell table:style-name="ce91" office:value-type="date" office:date-value="2012-11-09">
            <text:p>09-nov.-12</text:p>
          </table:table-cell>
          <table:table-cell table:style-name="ce94"/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20:.AG20])" office:value-type="float" office:value="0">
            <text:p>0,00</text:p>
          </table:table-cell>
          <table:table-cell table:style-name="ce129" table:formula="of:=[S2_29_oct_2012.AE17]" office:value-type="float" office:value="0">
            <text:p>0,00</text:p>
          </table:table-cell>
          <table:table-cell table:style-name="ce131" table:formula="of:=SUM([.AH20:.AI20])" office:value-type="float" office:value="0">
            <text:p>0,00</text:p>
          </table:table-cell>
          <table:table-cell table:style-name="ce133" office:value-type="float" office:value="2">
            <text:p>2,00</text:p>
          </table:table-cell>
          <table:table-cell table:style-name="ce14"/>
          <table:table-cell table:style-name="ce136" office:value-type="float" office:value="12">
            <text:p>12</text:p>
          </table:table-cell>
          <table:table-cell table:style-name="ce139" office:value-type="date" office:date-value="2012-11-09">
            <text:p>09-nov.-12</text:p>
          </table:table-cell>
          <table:table-cell table:style-name="ce141" table:formula="of:=SUMIF([.D8:.D23];[.AN20];[.C8:.C23])" office:value-type="float" office:value="20">
            <text:p>20</text:p>
          </table:table-cell>
          <table:table-cell table:style-name="ce144" table:formula="of:=IF([.AN20]&lt;=NOW();SUMIF([.E8:.E23];[.AN20];[.C8:.C23]);&quot;&quot;)" office:value-type="float" office:value="0">
            <text:p>0</text:p>
          </table:table-cell>
          <table:table-cell table:style-name="ce146" table:formula="of:=[.AQ19]-[.AO20]" office:value-type="float" office:value="15">
            <text:p>15</text:p>
          </table:table-cell>
          <table:table-cell table:style-name="ce148" table:formula="of:=IF([.AP20]&lt;&gt;&quot;&quot;;[.AR19]-[.AP20];&quot;&quot;)" office:value-type="float" office:value="135">
            <text:p>135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7" office:value-type="float" office:value="34">
            <text:p>34</text:p>
          </table:table-cell>
          <table:table-cell table:style-name="ce85" office:value-type="string">
            <text:p>Coder la collecte de Data</text:p>
          </table:table-cell>
          <table:table-cell table:style-name="ce89" office:value-type="float" office:value="10">
            <text:p>10</text:p>
          </table:table-cell>
          <table:table-cell table:style-name="ce92" office:value-type="date" office:date-value="2012-11-09">
            <text:p>09-nov.-12</text:p>
          </table:table-cell>
          <table:table-cell table:style-name="ce95"/>
          <table:table-cell table:style-name="ce98"/>
          <table:table-cell table:style-name="ce100" office:value-type="float" office:value="0.25">
            <text:p>0,25</text:p>
          </table:table-cell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 office:value-type="float" office:value="1">
            <text:p>1</text:p>
          </table:table-cell>
          <table:table-cell table:style-name="ce101"/>
          <table:table-cell table:style-name="ce124"/>
          <table:table-cell table:style-name="ce103"/>
          <table:table-cell table:style-name="ce100" office:value-type="float" office:value="0.25">
            <text:p>0,25</text:p>
          </table:table-cell>
          <table:table-cell table:style-name="ce101"/>
          <table:table-cell table:style-name="ce124"/>
          <table:table-cell table:style-name="ce126" table:formula="of:=SUM([.F21:.AG21])" office:value-type="float" office:value="1.5">
            <text:p>1,50</text:p>
          </table:table-cell>
          <table:table-cell table:style-name="ce129" table:formula="of:=[S2_29_oct_2012.AE18]" office:value-type="float" office:value="3">
            <text:p>3,00</text:p>
          </table:table-cell>
          <table:table-cell table:style-name="ce131" table:formula="of:=SUM([.AH21:.AI21])" office:value-type="float" office:value="4.5">
            <text:p>4,50</text:p>
          </table:table-cell>
          <table:table-cell table:style-name="ce134" office:value-type="float" office:value="6">
            <text:p>6,00</text:p>
          </table:table-cell>
          <table:table-cell table:style-name="ce14"/>
          <table:table-cell table:style-name="ce136" office:value-type="float" office:value="13">
            <text:p>13</text:p>
          </table:table-cell>
          <table:table-cell table:style-name="ce139" office:value-type="date" office:date-value="2012-11-10">
            <text:p>10-nov.-12</text:p>
          </table:table-cell>
          <table:table-cell table:style-name="ce141" table:formula="of:=SUMIF([.D8:.D23];[.AN21];[.C8:.C23])" office:value-type="float" office:value="0">
            <text:p>0</text:p>
          </table:table-cell>
          <table:table-cell table:style-name="ce144" table:formula="of:=IF([.AN21]&lt;=NOW();SUMIF([.E8:.E23];[.AN21];[.C8:.C23]);&quot;&quot;)" office:value-type="float" office:value="0">
            <text:p>0</text:p>
          </table:table-cell>
          <table:table-cell table:style-name="ce146" table:formula="of:=[.AQ20]-[.AO21]" office:value-type="float" office:value="15">
            <text:p>15</text:p>
          </table:table-cell>
          <table:table-cell table:style-name="ce148" table:formula="of:=IF([.AP21]&lt;&gt;&quot;&quot;;[.AR20]-[.AP21];&quot;&quot;)" office:value-type="float" office:value="135">
            <text:p>135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4" office:value-type="float" office:value="23">
            <text:p>23</text:p>
          </table:table-cell>
          <table:table-cell table:style-name="ce85" office:value-type="string">
            <text:p>Coder le générateur d'affichage</text:p>
          </table:table-cell>
          <table:table-cell table:style-name="ce89" office:value-type="float" office:value="10">
            <text:p>10</text:p>
          </table:table-cell>
          <table:table-cell table:style-name="ce91" office:value-type="date" office:date-value="2012-11-11">
            <text:p>11-nov.-12</text:p>
          </table:table-cell>
          <table:table-cell table:style-name="ce95"/>
          <table:table-cell table:style-name="ce98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02"/>
          <table:table-cell table:style-name="ce103"/>
          <table:table-cell table:style-name="ce100"/>
          <table:table-cell table:style-name="ce101"/>
          <table:table-cell table:style-name="ce124"/>
          <table:table-cell table:style-name="ce103"/>
          <table:table-cell table:style-name="ce100"/>
          <table:table-cell table:style-name="ce101"/>
          <table:table-cell table:style-name="ce124"/>
          <table:table-cell table:style-name="ce126" table:formula="of:=SUM([.F22:.AG22])" office:value-type="float" office:value="0">
            <text:p>0,00</text:p>
          </table:table-cell>
          <table:table-cell table:style-name="ce129" table:formula="of:=[S2_29_oct_2012.AE19]" office:value-type="float" office:value="0">
            <text:p>0,00</text:p>
          </table:table-cell>
          <table:table-cell table:style-name="ce131" table:formula="of:=SUM([.AH22:.AI22])" office:value-type="float" office:value="0">
            <text:p>0,00</text:p>
          </table:table-cell>
          <table:table-cell table:style-name="ce134" office:value-type="float" office:value="6">
            <text:p>6,00</text:p>
          </table:table-cell>
          <table:table-cell table:style-name="ce14"/>
          <table:table-cell table:style-name="ce136" office:value-type="float" office:value="14">
            <text:p>14</text:p>
          </table:table-cell>
          <table:table-cell table:style-name="ce139" office:value-type="date" office:date-value="2012-11-11">
            <text:p>11-nov.-12</text:p>
          </table:table-cell>
          <table:table-cell table:style-name="ce141" table:formula="of:=SUMIF([.D8:.D23];[.AN22];[.C8:.C23])" office:value-type="float" office:value="10">
            <text:p>10</text:p>
          </table:table-cell>
          <table:table-cell table:style-name="ce144" table:formula="of:=IF([.AN22]&lt;=NOW();SUMIF([.E8:.E23];[.AN22];[.C8:.C23]);&quot;&quot;)" office:value-type="float" office:value="0">
            <text:p>0</text:p>
          </table:table-cell>
          <table:table-cell table:style-name="ce147" table:formula="of:=[.AQ21]-[.AO22]" office:value-type="float" office:value="5">
            <text:p>5</text:p>
          </table:table-cell>
          <table:table-cell table:style-name="ce148" table:formula="of:=IF([.AP22]&lt;&gt;&quot;&quot;;[.AR21]-[.AP22];&quot;&quot;)" office:value-type="float" office:value="135">
            <text:p>135</text:p>
          </table:table-cell>
          <table:table-cell/>
          <table:table-cell table:style-name="ce14"/>
          <table:table-cell table:number-columns-repeated="978"/>
        </table:table-row>
        <table:table-row table:style-name="ro7">
          <table:table-cell table:style-name="ce77" office:value-type="float" office:value="35">
            <text:p>35</text:p>
          </table:table-cell>
          <table:table-cell table:style-name="ce85" office:value-type="string">
            <text:p>Remise des documents du sprint 2</text:p>
          </table:table-cell>
          <table:table-cell table:style-name="ce89" office:value-type="float" office:value="5">
            <text:p>5</text:p>
          </table:table-cell>
          <table:table-cell table:style-name="ce92" office:value-type="date" office:date-value="2012-11-12">
            <text:p>12-nov.-12</text:p>
          </table:table-cell>
          <table:table-cell table:style-name="ce95"/>
          <table:table-cell table:style-name="ce29"/>
          <table:table-cell table:style-name="ce30"/>
          <table:table-cell table:style-name="ce31"/>
          <table:table-cell table:style-name="ce102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table:style-name="ce126" table:formula="of:=SUM([.F23:.AG23])" office:value-type="float" office:value="0">
            <text:p>0,00</text:p>
          </table:table-cell>
          <table:table-cell table:style-name="ce129" table:formula="of:=[S2_29_oct_2012.AE20]" office:value-type="float" office:value="0">
            <text:p>0,00</text:p>
          </table:table-cell>
          <table:table-cell table:style-name="ce131" table:formula="of:=SUM([.AH23:.AI23])" office:value-type="float" office:value="0">
            <text:p>0,00</text:p>
          </table:table-cell>
          <table:table-cell table:style-name="ce134" office:value-type="float" office:value="1">
            <text:p>1,00</text:p>
          </table:table-cell>
          <table:table-cell table:style-name="ce35" table:number-columns-repeated="9"/>
          <table:table-cell table:number-columns-repeated="978"/>
        </table:table-row>
        <table:table-row table:style-name="ro7">
          <table:table-cell table:style-name="ce80"/>
          <table:table-cell table:style-name="ce84" office:value-type="string">
            <text:p>Sous-Total des heures par personne</text:p>
          </table:table-cell>
          <table:table-cell table:style-name="ce25" table:number-columns-repeated="2"/>
          <table:table-cell table:style-name="ce96"/>
          <table:table-cell table:style-name="ce37" table:formula="of:=SUM([.F8:.F23])" office:value-type="float" office:value="2">
            <text:p>2,00</text:p>
          </table:table-cell>
          <table:table-cell table:style-name="ce38" table:formula="of:=SUM([.G8:.G23])" office:value-type="float" office:value="5.25">
            <text:p>5,25</text:p>
          </table:table-cell>
          <table:table-cell table:style-name="ce39" table:formula="of:=SUM([.H8:.H23])" office:value-type="float" office:value="2">
            <text:p>2,00</text:p>
          </table:table-cell>
          <table:table-cell table:style-name="ce19" table:formula="of:=SUM([.I8:.I23])" office:value-type="float" office:value="2">
            <text:p>2,00</text:p>
          </table:table-cell>
          <table:table-cell table:style-name="ce37" table:formula="of:=SUM([.J8:.J23])" office:value-type="float" office:value="0">
            <text:p>0,00</text:p>
          </table:table-cell>
          <table:table-cell table:style-name="ce38" table:formula="of:=SUM([.K8:.K23])" office:value-type="float" office:value="0">
            <text:p>0,00</text:p>
          </table:table-cell>
          <table:table-cell table:style-name="ce39" table:formula="of:=SUM([.L8:.L23])" office:value-type="float" office:value="0">
            <text:p>0,00</text:p>
          </table:table-cell>
          <table:table-cell table:style-name="ce19" table:formula="of:=SUM([.M8:.M23])" office:value-type="float" office:value="0">
            <text:p>0,00</text:p>
          </table:table-cell>
          <table:table-cell table:style-name="ce37" table:formula="of:=SUM([.N8:.N23])" office:value-type="float" office:value="0">
            <text:p>0,00</text:p>
          </table:table-cell>
          <table:table-cell table:style-name="ce38" table:formula="of:=SUM([.O8:.O23])" office:value-type="float" office:value="0">
            <text:p>0,00</text:p>
          </table:table-cell>
          <table:table-cell table:style-name="ce39" table:formula="of:=SUM([.P8:.P23])" office:value-type="float" office:value="0">
            <text:p>0,00</text:p>
          </table:table-cell>
          <table:table-cell table:style-name="ce19" table:formula="of:=SUM([.Q8:.Q23])" office:value-type="float" office:value="0">
            <text:p>0,00</text:p>
          </table:table-cell>
          <table:table-cell table:style-name="ce37" table:formula="of:=SUM([.R8:.R23])" office:value-type="float" office:value="0">
            <text:p>0,00</text:p>
          </table:table-cell>
          <table:table-cell table:style-name="ce38" table:formula="of:=SUM([.S8:.S23])" office:value-type="float" office:value="0">
            <text:p>0,00</text:p>
          </table:table-cell>
          <table:table-cell table:style-name="ce39" table:formula="of:=SUM([.T8:.T23])" office:value-type="float" office:value="0">
            <text:p>0,00</text:p>
          </table:table-cell>
          <table:table-cell table:style-name="ce19" table:formula="of:=SUM([.U8:.U23])" office:value-type="float" office:value="0">
            <text:p>0,00</text:p>
          </table:table-cell>
          <table:table-cell table:style-name="ce37" table:formula="of:=SUM([.V8:.V23])" office:value-type="float" office:value="0">
            <text:p>0,00</text:p>
          </table:table-cell>
          <table:table-cell table:style-name="ce38" table:formula="of:=SUM([.W8:.W23])" office:value-type="float" office:value="0">
            <text:p>0,00</text:p>
          </table:table-cell>
          <table:table-cell table:style-name="ce39" table:formula="of:=SUM([.X8:.X23])" office:value-type="float" office:value="0">
            <text:p>0,00</text:p>
          </table:table-cell>
          <table:table-cell table:style-name="ce19" table:formula="of:=SUM([.Y8:.Y23])" office:value-type="float" office:value="0">
            <text:p>0,00</text:p>
          </table:table-cell>
          <table:table-cell table:style-name="ce37" table:formula="of:=SUM([.Z8:.Z23])" office:value-type="float" office:value="0">
            <text:p>0,00</text:p>
          </table:table-cell>
          <table:table-cell table:style-name="ce38" table:formula="of:=SUM([.AA8:.AA23])" office:value-type="float" office:value="1">
            <text:p>1,00</text:p>
          </table:table-cell>
          <table:table-cell table:style-name="ce39" table:formula="of:=SUM([.AB8:.AB23])" office:value-type="float" office:value="0">
            <text:p>0,00</text:p>
          </table:table-cell>
          <table:table-cell table:style-name="ce19" table:formula="of:=SUM([.AC8:.AC23])" office:value-type="float" office:value="0">
            <text:p>0,00</text:p>
          </table:table-cell>
          <table:table-cell table:style-name="ce37" table:formula="of:=SUM([.AD8:.AD23])" office:value-type="float" office:value="0">
            <text:p>0,00</text:p>
          </table:table-cell>
          <table:table-cell table:style-name="ce38" table:formula="of:=SUM([.AE8:.AE23])" office:value-type="float" office:value="0.75">
            <text:p>0,75</text:p>
          </table:table-cell>
          <table:table-cell table:style-name="ce39" table:formula="of:=SUM([.AF8:.AF23])" office:value-type="float" office:value="0">
            <text:p>0,00</text:p>
          </table:table-cell>
          <table:table-cell table:style-name="ce19" table:formula="of:=SUM([.AG8:.AG23])" office:value-type="float" office:value="0">
            <text:p>0,00</text:p>
          </table:table-cell>
          <table:table-cell table:style-name="ce40"/>
          <table:table-cell table:style-name="ce35" table:number-columns-repeated="12"/>
          <table:table-cell table:number-columns-repeated="978"/>
        </table:table-row>
        <table:table-row table:style-name="ro8">
          <table:table-cell table:style-name="ce81"/>
          <table:table-cell table:style-name="ce87" office:value-type="string">
            <text:p>Total des heures</text:p>
          </table:table-cell>
          <table:table-cell table:style-name="ce90" table:number-columns-repeated="2"/>
          <table:table-cell table:style-name="ce97"/>
          <table:table-cell table:style-name="ce99" table:formula="of:=SUM([.F24:.I24])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45" table:formula="of:=SUM([.J24:.M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5" table:formula="of:=SUM([.N24:.Q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5" table:formula="of:=SUM([.R24:.U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5" table:formula="of:=SUM([.V24:.Y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5" table:formula="of:=SUM([.Z24:.AC24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45" table:formula="of:=SUM([.AD24:.AG24])" office:value-type="float" office:value="0.75" table:number-columns-spanned="4" table:number-rows-spanned="1">
            <text:p>0,75</text:p>
          </table:table-cell>
          <table:covered-table-cell table:number-columns-repeated="3"/>
          <table:table-cell table:style-name="ce127" table:formula="of:=SUM([.AH8:.AH23])" office:value-type="float" office:value="13">
            <text:p>13,00</text:p>
          </table:table-cell>
          <table:table-cell table:style-name="ce130" office:value-type="float" office:value="27.25">
            <text:p>27,25</text:p>
          </table:table-cell>
          <table:table-cell table:style-name="ce132" office:value-type="float" office:value="27.25">
            <text:p>27,25</text:p>
          </table:table-cell>
          <table:table-cell table:style-name="ce132" office:value-type="float" office:value="71.5">
            <text:p>71,50</text:p>
          </table:table-cell>
          <table:table-cell table:style-name="ce4" table:number-columns-repeated="9"/>
          <table:table-cell table:number-columns-repeated="97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992" table:default-cell-style-name="ce1"/>
        <table:table-row table:style-name="ro1">
          <table:table-cell table:style-name="ce43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">
          <table:table-cell table:style-name="ce43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44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44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44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44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44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44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44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7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13" office:value-type="string">
            <text:p>Total des heures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15" office:value-type="string">
            <text:p>Document Sprint 2</text:p>
          </table:table-cell>
          <table:table-cell table:style-name="ce16" office:value-type="float" office:value="1.5">
            <text:p>1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5:.AD5])" office:value-type="float" office:value="1.5">
            <text:p>1,5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3" office:value-type="float" office:value="30">
            <text:p>30</text:p>
          </table:table-cell>
          <table:table-cell table:style-name="ce23" office:value-type="string">
            <text:p>Scrum 29 octobre 2012</text:p>
          </table:table-cell>
          <table:table-cell table:style-name="ce16" office:value-type="float" office:value="3">
            <text:p>3,00</text:p>
          </table:table-cell>
          <table:table-cell table:style-name="ce17" office:value-type="float" office:value="3">
            <text:p>3,00</text:p>
          </table:table-cell>
          <table:table-cell table:style-name="ce18" office:value-type="float" office:value="3">
            <text:p>3,00</text:p>
          </table:table-cell>
          <table:table-cell table:style-name="ce19" office:value-type="float" office:value="3">
            <text:p>3,00</text:p>
          </table:table-cell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6:.AD6])" office:value-type="float" office:value="12">
            <text:p>12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3" office:value-type="float" office:value="33">
            <text:p>33</text:p>
          </table:table-cell>
          <table:table-cell table:style-name="ce23" office:value-type="string">
            <text:p>Envoyer sprint 1</text:p>
          </table:table-cell>
          <table:table-cell table:style-name="ce16" office:value-type="float" office:value="1">
            <text:p>1,0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7:.AD7])" office:value-type="float" office:value="1">
            <text:p>1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15" office:value-type="float" office:value="27">
            <text:p>27</text:p>
          </table:table-cell>
          <table:table-cell table:style-name="ce15" office:value-type="string">
            <text:p>Courriel Serveur Production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8:.AD8])" office:value-type="float" office:value="0">
            <text:p>0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4" office:value-type="float" office:value="28">
            <text:p>28</text:p>
          </table:table-cell>
          <table:table-cell table:style-name="ce25" office:value-type="string">
            <text:p>Courriel Licence Applicatio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9:.AD9])" office:value-type="float" office:value="0">
            <text:p>0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4" office:value-type="float" office:value="29">
            <text:p>29</text:p>
          </table:table-cell>
          <table:table-cell table:style-name="ce25" office:value-type="string">
            <text:p>Communiquer avec les chinois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 office:value-type="float" office:value="0.5">
            <text:p>0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0:.AD10])" office:value-type="float" office:value="0.5">
            <text:p>0,5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15" office:value-type="string">
            <text:p>Reverse Engineering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 office:value-type="float" office:value="1.5">
            <text:p>1,50</text:p>
          </table:table-cell>
          <table:table-cell table:style-name="ce17"/>
          <table:table-cell table:style-name="ce18"/>
          <table:table-cell table:style-name="ce19"/>
          <table:table-cell table:style-name="ce20" office:value-type="float" office:value="1">
            <text:p>1,00</text:p>
          </table:table-cell>
          <table:table-cell table:style-name="ce17"/>
          <table:table-cell table:style-name="ce18"/>
          <table:table-cell table:style-name="ce19"/>
          <table:table-cell table:style-name="ce20" office:value-type="float" office:value="1">
            <text:p>1,00</text:p>
          </table:table-cell>
          <table:table-cell table:style-name="ce17"/>
          <table:table-cell table:style-name="ce18"/>
          <table:table-cell table:style-name="ce19"/>
          <table:table-cell table:style-name="ce20" office:value-type="float" office:value="1.5">
            <text:p>1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1:.AD11])" office:value-type="float" office:value="5">
            <text:p>5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5" office:value-type="float" office:value="32">
            <text:p>32</text:p>
          </table:table-cell>
          <table:table-cell table:style-name="ce25" office:value-type="string">
            <text:p>Scrum du vendredi 2 novembr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 office:value-type="float" office:value="1">
            <text:p>1,00</text:p>
          </table:table-cell>
          <table:table-cell table:style-name="ce17" office:value-type="float" office:value="1">
            <text:p>1,00</text:p>
          </table:table-cell>
          <table:table-cell table:style-name="ce18" office:value-type="float" office:value="1">
            <text:p>1,00</text:p>
          </table:table-cell>
          <table:table-cell table:style-name="ce19" office:value-type="float" office:value="1">
            <text:p>1,00</text:p>
          </table:table-cell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2:.AD12])" office:value-type="float" office:value="4">
            <text:p>4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4" office:value-type="float" office:value="21">
            <text:p>21</text:p>
          </table:table-cell>
          <table:table-cell table:style-name="ce15" office:value-type="string">
            <text:p>Spécification de l'API principale du programm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 office:value-type="float" office:value="0.25">
            <text:p>0,25</text:p>
          </table:table-cell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8" office:value-type="float" office:value="3">
            <text:p>3,00</text:p>
          </table:table-cell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3:.AD13])" office:value-type="float" office:value="3.25">
            <text:p>3,25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6" office:value-type="float" office:value="31">
            <text:p>31</text:p>
          </table:table-cell>
          <table:table-cell table:style-name="ce27" office:value-type="string">
            <text:p>Scrum du 5 novembre 2012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4:.AD14])" office:value-type="float" office:value="0">
            <text:p>0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15" office:value-type="string">
            <text:p>Complété le code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5:.AD15])" office:value-type="float" office:value="0">
            <text:p>0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8" office:value-type="float" office:value="26">
            <text:p>26</text:p>
          </table:table-cell>
          <table:table-cell table:style-name="ce27" office:value-type="string">
            <text:p>Planification des tests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 office:value-type="float" office:value="1">
            <text:p>1,00</text:p>
          </table:table-cell>
          <table:table-cell table:style-name="ce17"/>
          <table:table-cell table:style-name="ce18"/>
          <table:table-cell table:style-name="ce21"/>
          <table:table-cell table:style-name="ce20" office:value-type="float" office:value="1.5">
            <text:p>1,50</text:p>
          </table:table-cell>
          <table:table-cell table:style-name="ce17"/>
          <table:table-cell table:style-name="ce18"/>
          <table:table-cell table:style-name="ce21"/>
          <table:table-cell table:style-name="ce22" table:formula="of:=SUM([.C16:.AD16])" office:value-type="float" office:value="2.5">
            <text:p>2,5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15" office:value-type="float" office:value="22">
            <text:p>22</text:p>
          </table:table-cell>
          <table:table-cell table:style-name="ce15" office:value-type="string">
            <text:p>Spécification du code de l'interfac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7:.AD17])" office:value-type="float" office:value="0">
            <text:p>0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5" office:value-type="float" office:value="34">
            <text:p>34</text:p>
          </table:table-cell>
          <table:table-cell table:style-name="ce25" office:value-type="string">
            <text:p>Coder la collecte de Dat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 office:value-type="float" office:value="0.25">
            <text:p>0,25</text:p>
          </table:table-cell>
          <table:table-cell table:style-name="ce18"/>
          <table:table-cell table:style-name="ce19"/>
          <table:table-cell table:style-name="ce20"/>
          <table:table-cell table:style-name="ce17" office:value-type="float" office:value="1">
            <text:p>1,00</text:p>
          </table:table-cell>
          <table:table-cell table:style-name="ce18"/>
          <table:table-cell table:style-name="ce19"/>
          <table:table-cell table:style-name="ce20"/>
          <table:table-cell table:style-name="ce17" office:value-type="float" office:value="1.75">
            <text:p>1,75</text:p>
          </table:table-cell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8:.AD18])" office:value-type="float" office:value="3">
            <text:p>3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15" office:value-type="float" office:value="23">
            <text:p>23</text:p>
          </table:table-cell>
          <table:table-cell table:style-name="ce25" office:value-type="string">
            <text:p>Coder le générateur d'affichag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table:style-name="ce22" table:formula="of:=SUM([.C19:.AD19])" office:value-type="float" office:value="0">
            <text:p>0,00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25" office:value-type="float" office:value="35">
            <text:p>35</text:p>
          </table:table-cell>
          <table:table-cell table:style-name="ce25" office:value-type="string">
            <text:p>Remise des documents du sprint 2</text:p>
          </table:table-cell>
          <table:table-cell table:style-name="ce29"/>
          <table:table-cell table:style-name="ce30"/>
          <table:table-cell table:style-name="ce31"/>
          <table:table-cell table:style-name="ce19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table:style-name="ce22" table:formula="of:=SUM([.C20:.AD20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36"/>
          <table:table-cell table:style-name="ce23" office:value-type="string">
            <text:p>Sous-Total des heures par personne</text:p>
          </table:table-cell>
          <table:table-cell table:style-name="ce37" table:formula="of:=SUM([.C5:.C20])" office:value-type="float" office:value="5.5">
            <text:p>5,50</text:p>
          </table:table-cell>
          <table:table-cell table:style-name="ce38" table:formula="of:=SUM([.D5:.D20])" office:value-type="float" office:value="3">
            <text:p>3,00</text:p>
          </table:table-cell>
          <table:table-cell table:style-name="ce39" table:formula="of:=SUM([.E5:.E20])" office:value-type="float" office:value="3">
            <text:p>3,00</text:p>
          </table:table-cell>
          <table:table-cell table:style-name="ce19" table:formula="of:=SUM([.F5:.F20])" office:value-type="float" office:value="3">
            <text:p>3,00</text:p>
          </table:table-cell>
          <table:table-cell table:style-name="ce37" table:formula="of:=SUM([.G5:.G20])" office:value-type="float" office:value="2">
            <text:p>2,00</text:p>
          </table:table-cell>
          <table:table-cell table:style-name="ce38" table:formula="of:=SUM([.H5:.H20])" office:value-type="float" office:value="0.25">
            <text:p>0,25</text:p>
          </table:table-cell>
          <table:table-cell table:style-name="ce39" table:formula="of:=SUM([.I5:.I20])" office:value-type="float" office:value="0">
            <text:p>0,00</text:p>
          </table:table-cell>
          <table:table-cell table:style-name="ce19" table:formula="of:=SUM([.J5:.J20])" office:value-type="float" office:value="0">
            <text:p>0,00</text:p>
          </table:table-cell>
          <table:table-cell table:style-name="ce37" table:formula="of:=SUM([.K5:.K20])" office:value-type="float" office:value="1">
            <text:p>1,00</text:p>
          </table:table-cell>
          <table:table-cell table:style-name="ce38" table:formula="of:=SUM([.L5:.L20])" office:value-type="float" office:value="1.25">
            <text:p>1,25</text:p>
          </table:table-cell>
          <table:table-cell table:style-name="ce39" table:formula="of:=SUM([.M5:.M20])" office:value-type="float" office:value="0">
            <text:p>0,00</text:p>
          </table:table-cell>
          <table:table-cell table:style-name="ce19" table:formula="of:=SUM([.N5:.N20])" office:value-type="float" office:value="0">
            <text:p>0,00</text:p>
          </table:table-cell>
          <table:table-cell table:style-name="ce37" table:formula="of:=SUM([.O5:.O20])" office:value-type="float" office:value="1">
            <text:p>1,00</text:p>
          </table:table-cell>
          <table:table-cell table:style-name="ce38" table:formula="of:=SUM([.P5:.P20])" office:value-type="float" office:value="1.75">
            <text:p>1,75</text:p>
          </table:table-cell>
          <table:table-cell table:style-name="ce39" table:formula="of:=SUM([.Q5:.Q20])" office:value-type="float" office:value="0">
            <text:p>0,00</text:p>
          </table:table-cell>
          <table:table-cell table:style-name="ce19" table:formula="of:=SUM([.R5:.R20])" office:value-type="float" office:value="0">
            <text:p>0,00</text:p>
          </table:table-cell>
          <table:table-cell table:style-name="ce37" table:formula="of:=SUM([.S5:.S20])" office:value-type="float" office:value="2.5">
            <text:p>2,50</text:p>
          </table:table-cell>
          <table:table-cell table:style-name="ce38" table:formula="of:=SUM([.T5:.T20])" office:value-type="float" office:value="1">
            <text:p>1,00</text:p>
          </table:table-cell>
          <table:table-cell table:style-name="ce39" table:formula="of:=SUM([.U5:.U20])" office:value-type="float" office:value="1">
            <text:p>1,00</text:p>
          </table:table-cell>
          <table:table-cell table:style-name="ce19" table:formula="of:=SUM([.V5:.V20])" office:value-type="float" office:value="1">
            <text:p>1,00</text:p>
          </table:table-cell>
          <table:table-cell table:style-name="ce37" table:formula="of:=SUM([.W5:.W20])" office:value-type="float" office:value="1">
            <text:p>1,00</text:p>
          </table:table-cell>
          <table:table-cell table:style-name="ce38" table:formula="of:=SUM([.X5:.X20])" office:value-type="float" office:value="0">
            <text:p>0,00</text:p>
          </table:table-cell>
          <table:table-cell table:style-name="ce39" table:formula="of:=SUM([.Y5:.Y20])" office:value-type="float" office:value="3">
            <text:p>3,00</text:p>
          </table:table-cell>
          <table:table-cell table:style-name="ce19" table:formula="of:=SUM([.Z5:.Z20])" office:value-type="float" office:value="0">
            <text:p>0,00</text:p>
          </table:table-cell>
          <table:table-cell table:style-name="ce37" table:formula="of:=SUM([.AA5:.AA20])" office:value-type="float" office:value="1.5">
            <text:p>1,50</text:p>
          </table:table-cell>
          <table:table-cell table:style-name="ce38" table:formula="of:=SUM([.AB5:.AB20])" office:value-type="float" office:value="0">
            <text:p>0,00</text:p>
          </table:table-cell>
          <table:table-cell table:style-name="ce39" table:formula="of:=SUM([.AC5:.AC20])" office:value-type="float" office:value="0">
            <text:p>0,00</text:p>
          </table:table-cell>
          <table:table-cell table:style-name="ce19" table:formula="of:=SUM([.AD5:.AD20])" office:value-type="float" office:value="0">
            <text:p>0,00</text:p>
          </table:table-cell>
          <table:table-cell table:style-name="ce40"/>
          <table:table-cell table:style-name="ce35" table:number-columns-repeated="11"/>
          <table:table-cell table:number-columns-repeated="982"/>
        </table:table-row>
        <table:table-row table:style-name="ro3">
          <table:table-cell/>
          <table:table-cell table:style-name="ce41" office:value-type="string">
            <text:p>Total des heures</text:p>
          </table:table-cell>
          <table:table-cell table:style-name="ce45" table:formula="of:=SUM([.C21:.F21])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45" table:formula="of:=SUM([.G21:.J21])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45" table:formula="of:=SUM([.K21:.N21])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45" table:formula="of:=SUM([.O21:.R21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45" table:formula="of:=SUM([.S21:.V21])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45" table:formula="of:=SUM([.W21:.Z21])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45" table:formula="of:=SUM([.AA21:.AD21])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42" table:formula="of:=SUM([.AE5:.AE20])" office:value-type="float" office:value="32.75">
            <text:p>32,75</text:p>
          </table:table-cell>
          <table:table-cell table:style-name="ce4" table:number-columns-repeated="11"/>
          <table:table-cell table:number-columns-repeated="98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row table:style-name="ro1">
          <table:table-cell table:style-name="ce43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43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44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44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44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44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44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44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44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">
          <table:table-cell table:style-name="ce6" office:value-type="string">
            <text:p>Tâche #</text:p>
          </table:table-cell>
          <table:table-cell table:style-name="ce104" office:value-type="string">
            <text:p>Description de la tâch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9" office:value-type="string">
            <text:p>Total des heures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10" office:value-type="string">
            <text:p>UC</text:p>
          </table:table-cell>
          <table:table-cell table:style-name="ce29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 office:value-type="float" office:value="1">
            <text:p>1,00</text:p>
          </table:table-cell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table:style-name="ce31" office:value-type="float" office:value="2">
            <text:p>2,00</text:p>
          </table:table-cell>
          <table:table-cell table:style-name="ce34"/>
          <table:table-cell table:style-name="ce111" office:value-type="float" office:value="3">
            <text:p>3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24" office:value-type="float" office:value="11">
            <text:p>11</text:p>
          </table:table-cell>
          <table:table-cell table:style-name="ce112" office:value-type="string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5">
            <text:p>0,5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24" office:value-type="float" office:value="9">
            <text:p>9</text:p>
          </table:table-cell>
          <table:table-cell table:style-name="ce112" office:value-type="string">
            <text:p>Accès aux Donné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25">
            <text:p>0,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string">
            <text:p>-</text:p>
          </table:table-cell>
          <table:table-cell table:style-name="ce119" office:value-type="string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1">
            <text:p>1,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1">
            <text:p>1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24" office:value-type="float" office:value="14">
            <text:p>14</text:p>
          </table:table-cell>
          <table:table-cell table:style-name="ce110" office:value-type="string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 office:value-type="float" office:value="0.5">
            <text:p>0,50</text:p>
          </table:table-cell>
          <table:table-cell table:style-name="ce118"/>
          <table:table-cell table:style-name="ce111" office:value-type="float" office:value="0.5">
            <text:p>0,5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24" office:value-type="float" office:value="15">
            <text:p>15</text:p>
          </table:table-cell>
          <table:table-cell table:style-name="ce110" office:value-type="string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4">
          <table:table-cell table:style-name="ce15" office:value-type="string">
            <text:p>5-6-7-8</text:p>
          </table:table-cell>
          <table:table-cell table:style-name="ce119" office:value-type="string">
            <text:p>Configuration des Outils de développement</text:p>
          </table:table-cell>
          <table:table-cell table:style-name="ce113"/>
          <table:table-cell table:style-name="ce114" office:value-type="float" office:value="0.75">
            <text:p>0,75</text:p>
          </table:table-cell>
          <table:table-cell table:style-name="ce115"/>
          <table:table-cell table:style-name="ce116"/>
          <table:table-cell table:style-name="ce117" office:value-type="float" office:value="2">
            <text:p>2,00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1">
            <text:p>1,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 office:value-type="float" office:value="1">
            <text:p>1,00</text:p>
          </table:table-cell>
          <table:table-cell table:style-name="ce118"/>
          <table:table-cell table:style-name="ce117"/>
          <table:table-cell table:style-name="ce114"/>
          <table:table-cell table:style-name="ce115" office:value-type="float" office:value="0.5">
            <text:p>0,50</text:p>
          </table:table-cell>
          <table:table-cell table:style-name="ce118"/>
          <table:table-cell table:style-name="ce111" office:value-type="float" office:value="5.75">
            <text:p>5,75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0">
            <text:p>10</text:p>
          </table:table-cell>
          <table:table-cell table:style-name="ce110" office:value-type="string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2">
            <text:p>2,00</text:p>
          </table:table-cell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2.5">
            <text:p>2,50</text:p>
          </table:table-cell>
          <table:table-cell table:style-name="ce35" table:number-columns-repeated="11"/>
          <table:table-cell table:number-columns-repeated="982"/>
        </table:table-row>
        <table:table-row table:style-name="ro4">
          <table:table-cell table:style-name="ce24" office:value-type="float" office:value="12">
            <text:p>12</text:p>
          </table:table-cell>
          <table:table-cell table:style-name="ce119" office:value-type="string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24" office:value-type="float" office:value="16">
            <text:p>16</text:p>
          </table:table-cell>
          <table:table-cell table:style-name="ce119" office:value-type="string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 office:value-type="float" office:value="0.25">
            <text:p>0,25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7">
            <text:p>17</text:p>
          </table:table-cell>
          <table:table-cell table:style-name="ce25" office:value-type="string">
            <text:p>Scrum 15 octobre 2012</text:p>
          </table:table-cell>
          <table:table-cell table:style-name="ce113" office:value-type="float" office:value="3">
            <text:p>3,00</text:p>
          </table:table-cell>
          <table:table-cell table:style-name="ce114" office:value-type="float" office:value="3">
            <text:p>3,00</text:p>
          </table:table-cell>
          <table:table-cell table:style-name="ce115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12">
            <text:p>12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8">
            <text:p>18</text:p>
          </table:table-cell>
          <table:table-cell table:style-name="ce25" office:value-type="string">
            <text:p>Scrum 22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/>
          <table:table-cell table:style-name="ce41" office:value-type="string">
            <text:p>Total des heures</text:p>
          </table:table-cell>
          <table:table-cell table:style-name="ce120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20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20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20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20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20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20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42" office:value-type="float" office:value="9.75">
            <text:p>9,75</text:p>
          </table:table-cell>
          <table:table-cell table:style-name="ce4" table:number-columns-repeated="11"/>
          <table:table-cell table:number-columns-repeated="98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row table:style-name="ro1">
          <table:table-cell table:style-name="ce43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43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44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44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44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44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44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44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44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7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13" office:value-type="string">
            <text:p>Total des heures</text:p>
          </table:table-cell>
          <table:table-cell table:style-name="ce14" table:number-columns-repeated="11"/>
          <table:table-cell table:number-columns-repeated="982"/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5" office:value-type="string">
            <text:p>UC</text:p>
          </table:table-cell>
          <table:table-cell table:style-name="ce29"/>
          <table:table-cell table:style-name="ce30"/>
          <table:table-cell table:style-name="ce31"/>
          <table:table-cell table:style-name="ce33"/>
          <table:table-cell table:style-name="ce32" office:value-type="float" office:value="1.5">
            <text:p>1,50</text:p>
          </table:table-cell>
          <table:table-cell table:style-name="ce30"/>
          <table:table-cell table:style-name="ce31"/>
          <table:table-cell table:style-name="ce33"/>
          <table:table-cell table:style-name="ce32" office:value-type="float" office:value="0.5">
            <text:p>0,50</text:p>
          </table:table-cell>
          <table:table-cell table:style-name="ce30"/>
          <table:table-cell table:style-name="ce31"/>
          <table:table-cell table:style-name="ce33"/>
          <table:table-cell table:style-name="ce32" office:value-type="float" office:value="0.75">
            <text:p>0,75</text:p>
          </table:table-cell>
          <table:table-cell table:style-name="ce30"/>
          <table:table-cell table:style-name="ce31"/>
          <table:table-cell table:style-name="ce33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 office:value-type="float" office:value="1">
            <text:p>1,00</text:p>
          </table:table-cell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table:style-name="ce22" office:value-type="float" office:value="4.5">
            <text:p>4,5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15" office:value-type="string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22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9">
            <text:p>9</text:p>
          </table:table-cell>
          <table:table-cell table:style-name="ce15" office:value-type="string">
            <text:p>Accès aux Donnée</text:p>
          </table:table-cell>
          <table:table-cell table:style-name="ce113"/>
          <table:table-cell table:style-name="ce114" office:value-type="float" office:value="1.5">
            <text:p>1,50</text:p>
          </table:table-cell>
          <table:table-cell table:style-name="ce115"/>
          <table:table-cell table:style-name="ce116"/>
          <table:table-cell table:style-name="ce117"/>
          <table:table-cell table:style-name="ce114" office:value-type="float" office:value="2">
            <text:p>2,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5">
            <text:p>0,50</text:p>
          </table:table-cell>
          <table:table-cell table:style-name="ce115"/>
          <table:table-cell table:style-name="ce116"/>
          <table:table-cell table:style-name="ce117"/>
          <table:table-cell table:style-name="ce114" office:value-type="float" office:value="1.25">
            <text:p>1,25</text:p>
          </table:table-cell>
          <table:table-cell table:style-name="ce115"/>
          <table:table-cell table:style-name="ce118"/>
          <table:table-cell table:style-name="ce117"/>
          <table:table-cell table:style-name="ce114" office:value-type="float" office:value="1">
            <text:p>1,00</text:p>
          </table:table-cell>
          <table:table-cell table:style-name="ce115"/>
          <table:table-cell table:style-name="ce118"/>
          <table:table-cell table:style-name="ce22" office:value-type="float" office:value="6.25">
            <text:p>6,25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string">
            <text:p>-</text:p>
          </table:table-cell>
          <table:table-cell table:style-name="ce25" office:value-type="string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22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4">
            <text:p>14</text:p>
          </table:table-cell>
          <table:table-cell table:style-name="ce15" office:value-type="string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25">
            <text:p>0,25</text:p>
          </table:table-cell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22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5">
            <text:p>15</text:p>
          </table:table-cell>
          <table:table-cell table:style-name="ce15" office:value-type="string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22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4">
          <table:table-cell table:style-name="ce15" office:value-type="string">
            <text:p>5-6-7-8</text:p>
          </table:table-cell>
          <table:table-cell table:style-name="ce25" office:value-type="string">
            <text:p>Configuration des Outils de développement</text:p>
          </table:table-cell>
          <table:table-cell table:style-name="ce113"/>
          <table:table-cell table:style-name="ce114" office:value-type="float" office:value="0.25">
            <text:p>0,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22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0">
            <text:p>10</text:p>
          </table:table-cell>
          <table:table-cell table:style-name="ce15" office:value-type="string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22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25" office:value-type="string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22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6">
            <text:p>16</text:p>
          </table:table-cell>
          <table:table-cell table:style-name="ce25" office:value-type="string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 office:value-type="float" office:value="1.5">
            <text:p>1,50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0.25">
            <text:p>0,25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1">
            <text:p>1,00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2">
            <text:p>2,00</text:p>
          </table:table-cell>
          <table:table-cell table:style-name="ce114"/>
          <table:table-cell table:style-name="ce115"/>
          <table:table-cell table:style-name="ce118"/>
          <table:table-cell table:style-name="ce117" office:value-type="float" office:value="1.5">
            <text:p>1,50</text:p>
          </table:table-cell>
          <table:table-cell table:style-name="ce114"/>
          <table:table-cell table:style-name="ce115"/>
          <table:table-cell table:style-name="ce118"/>
          <table:table-cell table:style-name="ce22" office:value-type="float" office:value="6.25">
            <text:p>6,25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7">
            <text:p>17</text:p>
          </table:table-cell>
          <table:table-cell table:style-name="ce25" office:value-type="string">
            <text:p>Scrum 15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table:style-name="ce22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15" office:value-type="float" office:value="18">
            <text:p>18</text:p>
          </table:table-cell>
          <table:table-cell table:style-name="ce25" office:value-type="string">
            <text:p>Scrum 22 octobre 2012</text:p>
          </table:table-cell>
          <table:table-cell table:style-name="ce113" office:value-type="float" office:value="3">
            <text:p>3,00</text:p>
          </table:table-cell>
          <table:table-cell table:style-name="ce114" office:value-type="float" office:value="3">
            <text:p>3,00</text:p>
          </table:table-cell>
          <table:table-cell table:style-name="ce115" office:value-type="float" office:value="3">
            <text:p>3,00</text:p>
          </table:table-cell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table:style-name="ce22" office:value-type="float" office:value="9">
            <text:p>9,00</text:p>
          </table:table-cell>
          <table:table-cell table:style-name="ce35" table:number-columns-repeated="11"/>
          <table:table-cell table:number-columns-repeated="982"/>
        </table:table-row>
        <table:table-row table:style-name="ro1">
          <table:table-cell table:style-name="ce36"/>
          <table:table-cell table:style-name="ce23" office:value-type="string">
            <text:p>Sous-Total des heures par personne</text:p>
          </table:table-cell>
          <table:table-cell table:style-name="ce37" office:value-type="float" office:value="1.5">
            <text:p>1,50</text:p>
          </table:table-cell>
          <table:table-cell table:style-name="ce121" office:value-type="float" office:value="3.25">
            <text:p>3,25</text:p>
          </table:table-cell>
          <table:table-cell table:style-name="ce122" office:value-type="float" office:value="1.5">
            <text:p>1,50</text:p>
          </table:table-cell>
          <table:table-cell table:style-name="ce123" office:value-type="float" office:value="0">
            <text:p>0,00</text:p>
          </table:table-cell>
          <table:table-cell table:style-name="ce37" office:value-type="float" office:value="1.5">
            <text:p>1,50</text:p>
          </table:table-cell>
          <table:table-cell table:style-name="ce121" office:value-type="float" office:value="2">
            <text:p>2,0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37" office:value-type="float" office:value="2">
            <text:p>2,00</text:p>
          </table:table-cell>
          <table:table-cell table:style-name="ce121" office:value-type="float" office:value="0">
            <text:p>0,0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37" office:value-type="float" office:value="1">
            <text:p>1,00</text:p>
          </table:table-cell>
          <table:table-cell table:style-name="ce121" office:value-type="float" office:value="0">
            <text:p>0,0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.25">
            <text:p>0,25</text:p>
          </table:table-cell>
          <table:table-cell table:style-name="ce37" office:value-type="float" office:value="1.5">
            <text:p>1,50</text:p>
          </table:table-cell>
          <table:table-cell table:style-name="ce121" office:value-type="float" office:value="0.5">
            <text:p>0,5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37" office:value-type="float" office:value="2">
            <text:p>2,00</text:p>
          </table:table-cell>
          <table:table-cell table:style-name="ce121" office:value-type="float" office:value="1.5">
            <text:p>1,5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121" office:value-type="float" office:value="1">
            <text:p>1,0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40"/>
          <table:table-cell table:style-name="ce35" table:number-columns-repeated="11"/>
          <table:table-cell table:number-columns-repeated="982"/>
        </table:table-row>
        <table:table-row table:style-name="ro3">
          <table:table-cell/>
          <table:table-cell table:style-name="ce41" office:value-type="string">
            <text:p>Total des heures</text:p>
          </table:table-cell>
          <table:table-cell table:style-name="ce45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45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45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45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45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45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45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42" office:value-type="float" office:value="26.5">
            <text:p>26,50</text:p>
          </table:table-cell>
          <table:table-cell table:style-name="ce4" table:number-columns-repeated="11"/>
          <table:table-cell table:number-columns-repeated="98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2012-11-11</text:date>, <text:time>23:1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1-11T23:13:12.35</dc:date>
    <meta:editing-cycles>13</meta:editing-cycles>
    <meta:editing-duration>PT5H4M36S</meta:editing-duration>
    <meta:document-statistic meta:table-count="4" meta:cell-count="7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785cm" svg:height="11.165cm" xlink:href="." xlink:type="simple" chart:class="chart:line" chart:style-name="ch1">
        <chart:legend chart:legend-position="end" svg:x="14.927cm" svg:y="5.008cm" style:legend-expansion="high" chart:style-name="ch2"/>
        <chart:plot-area chart:style-name="ch3" chart:data-source-has-labels="both" svg:x="1.461cm" svg:y="1.027cm" svg:width="12.716cm" svg:height="8.859cm">
          <chartooo:coordinate-region svg:x="2.268cm" svg:y="1.239cm" svg:width="11.722cm" svg:height="7.974cm"/>
          <chart:axis chart:dimension="x" chart:name="primary-x" chart:style-name="ch4" chartooo:axis-type="text">
            <chart:title svg:x="7.384cm" svg:y="10.11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1cm" svg:y="6.102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